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A20000012DF49E8D9F.png" manifest:media-type="image/png"/>
  <manifest:file-entry manifest:full-path="Pictures/100000000000019F0000001D92F7DE32.png" manifest:media-type="image/png"/>
  <manifest:file-entry manifest:full-path="Pictures/100000000000019E00000025C6BA6928.png" manifest:media-type="image/png"/>
  <manifest:file-entry manifest:full-path="Pictures/10000000000001A300000019344DCC9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95cm"/>
    </style:style>
    <style:style style:name="gr3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7cm" svg:height="0.86cm" svg:x="3.3cm" svg:y="4.2cm">
          <draw:image xlink:href="Pictures/10000000000001A300000019344DCC9E.png" xlink:type="simple" xlink:show="embed" xlink:actuate="onLoad">
            <text:p/>
          </draw:image>
        </draw:frame>
        <draw:frame draw:style-name="gr1" draw:text-style-name="P1" draw:layer="layout" svg:width="13.702cm" svg:height="1.104cm" svg:x="2.998cm" svg:y="8.5cm">
          <draw:image xlink:href="Pictures/100000000000019E00000025C6BA6928.png" xlink:type="simple" xlink:show="embed" xlink:actuate="onLoad">
            <text:p/>
          </draw:image>
        </draw:frame>
        <draw:frame draw:style-name="gr2" draw:layer="layout" svg:width="8cm" svg:height="1.2cm" svg:x="3.5cm" svg:y="6.7cm">
          <draw:text-box>
            <text:p>class FramePlayerNav</text:p>
          </draw:text-box>
        </draw:frame>
        <draw:frame draw:style-name="gr3" draw:layer="layout" svg:width="6.911cm" svg:height="0.963cm" svg:x="3.4cm" svg:y="2.4cm">
          <draw:text-box>
            <text:p>class FramePlayerTool</text:p>
          </draw:text-box>
        </draw:frame>
        <draw:frame draw:style-name="gr1" draw:text-style-name="P1" draw:layer="layout" svg:width="14.638cm" svg:height="1.022cm" svg:x="3cm" svg:y="12.1cm">
          <draw:image xlink:href="Pictures/100000000000019F0000001D92F7DE32.png" xlink:type="simple" xlink:show="embed" xlink:actuate="onLoad">
            <text:p/>
          </draw:image>
        </draw:frame>
        <draw:frame draw:style-name="gr2" draw:layer="layout" svg:width="8cm" svg:height="1.2cm" svg:x="3.1cm" svg:y="10.5cm">
          <draw:text-box>
            <text:p>class FramePlayerSlider</text:p>
          </draw:text-box>
        </draw:frame>
        <draw:frame draw:style-name="gr1" draw:text-style-name="P1" draw:layer="layout" svg:width="14.744cm" svg:height="10.617cm" svg:x="2.956cm" svg:y="17.083cm">
          <draw:image xlink:href="Pictures/10000000000001A20000012DF49E8D9F.png" xlink:type="simple" xlink:show="embed" xlink:actuate="onLoad">
            <text:p/>
          </draw:image>
        </draw:frame>
        <draw:frame draw:style-name="gr2" draw:layer="layout" svg:width="8cm" svg:height="1.2cm" svg:x="3.1cm" svg:y="15cm">
          <draw:text-box>
            <text:p>class ScrollAre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9T19:50:26.658000000</meta:creation-date>
    <dc:date>2020-05-09T19:56:44.511000000</dc:date>
    <meta:editing-duration>PT6M18S</meta:editing-duration>
    <meta:editing-cycles>1</meta:editing-cycles>
    <meta:document-statistic meta:object-count="8"/>
    <meta:generator>LibreOffice/4.3.6.2$Windows_x86 LibreOffice_project/d50a87b2e514536ed401c18000dad4660b6a169e</meta:generator>
  </office:meta>
</office:document-meta>
</file>